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6" style:family="table-row">
      <style:table-row-properties fo:background-color="transparent" style:keep-together="true"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style:keep-together="true"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style:keep-together="true"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A23" style:family="table-cell">
      <style:table-cell-properties fo:background-color="#ffffff"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fo:background-color="transparent" style:font-style-asian="normal" style:font-style-complex="normal"/>
    </style:style>
    <style:style style:name="P3" style:family="paragraph" style:parent-style-name="Standard">
      <style:text-properties fo:language="en" fo:country="US" fo:background-color="transparent"/>
    </style:style>
    <style:style style:name="P4" style:family="paragraph" style:parent-style-name="Standard">
      <style:text-properties style:use-window-font-color="true" fo:language="en" fo:country="US" fo:font-style="normal" fo:background-color="transparent" style:font-style-asian="normal" style:font-style-complex="normal"/>
    </style:style>
    <style:style style:name="P5" style:family="paragraph" style:parent-style-name="Standard">
      <style:text-properties fo:background-color="transparent"/>
    </style:style>
    <style:style style:name="P6" style:family="paragraph" style:parent-style-name="cmd_5f_code">
      <style:text-properties fo:background-color="transparent"/>
    </style:style>
    <style:style style:name="P7" style:family="paragraph" style:parent-style-name="cmd_5f_code">
      <style:text-properties style:font-name="Courier New" fo:font-size="10.5pt"/>
    </style:style>
    <style:style style:name="P8" style:family="paragraph" style:parent-style-name="cmd_5f_code_5f_single">
      <style:text-properties fo:background-color="transparent"/>
    </style:style>
    <style:style style:name="P9" style:family="paragraph" style:parent-style-name="Heading_20_1" style:master-page-name="First_20_Page">
      <style:paragraph-properties style:page-number="auto"/>
    </style:style>
    <style:style style:name="T1" style:family="text">
      <style:text-properties fo:font-size="10.5pt"/>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font-style="normal" fo:background-color="transparent" style:font-style-asian="normal" style:font-style-complex="normal" loext:char-shading-value="0"/>
    </style:style>
  </office:automatic-styles>
  <office:body>
    <office:text text:use-soft-page-breaks="true">
      <office:forms form:automatic-focus="false" form:apply-design-mode="false"/>
      <text:tracked-changes>
        <text:changed-region xml:id="ct140225623836560" text:id="ct140225623836560">
          <text:insertion>
            <office:change-info>
              <dc:creator>Denis Kotlar</dc:creator>
              <dc:date>2017-09-30T15:34:20</dc:date>
            </office:change-info>
          </text:insertion>
        </text:changed-region>
        <text:changed-region xml:id="ct140225623836368" text:id="ct140225623836368">
          <text:insertion>
            <office:change-info>
              <dc:creator>Denis Kotlar</dc:creator>
              <dc:date>2017-09-30T15:35:57</dc:date>
            </office:change-info>
          </text:insertion>
        </text:changed-region>
        <text:changed-region xml:id="ct140225618681624" text:id="ct140225618681624">
          <text:insertion>
            <office:change-info>
              <dc:creator>Denis Kotlar</dc:creator>
              <dc:date>2017-09-30T15:34:57</dc:date>
            </office:change-info>
          </text:insertion>
        </text:changed-region>
        <text:changed-region xml:id="ct140225623382472" text:id="ct140225623382472">
          <text:insertion>
            <office:change-info>
              <dc:creator>Denis Kotlar</dc:creator>
              <dc:date>2017-09-30T15:43:09</dc:date>
            </office:change-info>
          </text:insertion>
        </text:changed-region>
        <text:changed-region xml:id="ct140225623382088" text:id="ct140225623382088">
          <text:insertion>
            <office:change-info>
              <dc:creator>Denis Kotlar</dc:creator>
              <dc:date>2017-09-30T15:37:37</dc:date>
            </office:change-info>
          </text:insertion>
        </text:changed-region>
        <text:changed-region xml:id="ct140225618681432" text:id="ct140225618681432">
          <text:insertion>
            <office:change-info>
              <dc:creator>Denis Kotlar</dc:creator>
              <dc:date>2017-09-30T15:36:11</dc:date>
            </office:change-info>
          </text:insertion>
        </text:changed-region>
        <text:changed-region xml:id="ct140225623381704" text:id="ct140225623381704">
          <text:insertion>
            <office:change-info>
              <dc:creator>Denis Kotlar</dc:creator>
              <dc:date>2017-09-30T15:37:46</dc:date>
            </office:change-info>
          </text:insertion>
        </text:changed-region>
        <text:changed-region xml:id="ct140225623379976" text:id="ct140225623379976">
          <text:insertion>
            <office:change-info>
              <dc:creator>Denis Kotlar</dc:creator>
              <dc:date>2017-09-30T15:45:41</dc:date>
            </office:change-info>
          </text:insertion>
        </text:changed-region>
        <text:changed-region xml:id="ct140225618681240" text:id="ct140225618681240">
          <text:insertion>
            <office:change-info>
              <dc:creator>Denis Kotlar</dc:creator>
              <dc:date>2017-09-30T15:43:06</dc:date>
            </office:change-info>
          </text:insertion>
        </text:changed-region>
        <text:changed-region xml:id="ct140225623381320" text:id="ct140225623381320">
          <text:insertion>
            <office:change-info>
              <dc:creator>Denis Kotlar</dc:creator>
              <dc:date>2017-09-30T15:37:38</dc:date>
            </office:change-info>
          </text:insertion>
        </text:changed-region>
        <text:changed-region xml:id="ct140225618680856" text:id="ct140225618680856">
          <text:insertion>
            <office:change-info>
              <dc:creator>Denis Kotlar</dc:creator>
              <dc:date>2017-09-30T15:36:18</dc:date>
            </office:change-info>
          </text:insertion>
        </text:changed-region>
        <text:changed-region xml:id="ct140225618680472" text:id="ct140225618680472">
          <text:insertion>
            <office:change-info>
              <dc:creator>Denis Kotlar</dc:creator>
              <dc:date>2017-09-30T15:37:47</dc:date>
            </office:change-info>
          </text:insertion>
        </text:changed-region>
        <text:changed-region xml:id="ct140225618681048" text:id="ct140225618681048">
          <text:insertion>
            <office:change-info>
              <dc:creator>Denis Kotlar</dc:creator>
              <dc:date>2017-09-30T15:45:10</dc:date>
            </office:change-info>
          </text:insertion>
        </text:changed-region>
        <text:changed-region xml:id="ct140225618679896" text:id="ct140225618679896">
          <text:insertion>
            <office:change-info>
              <dc:creator>Denis Kotlar</dc:creator>
              <dc:date>2017-09-30T15:43:04</dc:date>
            </office:change-info>
          </text:insertion>
        </text:changed-region>
        <text:changed-region xml:id="ct140225623834640" text:id="ct140225623834640">
          <text:insertion>
            <office:change-info>
              <dc:creator>Denis Kotlar</dc:creator>
              <dc:date>2017-09-30T15:37:39</dc:date>
            </office:change-info>
          </text:insertion>
        </text:changed-region>
        <text:changed-region xml:id="ct140225623383816" text:id="ct140225623383816">
          <text:insertion>
            <office:change-info>
              <dc:creator>Denis Kotlar</dc:creator>
              <dc:date>2017-09-30T15:36:28</dc:date>
            </office:change-info>
          </text:insertion>
        </text:changed-region>
        <text:changed-region xml:id="ct140225623383624" text:id="ct140225623383624">
          <text:insertion>
            <office:change-info>
              <dc:creator>Denis Kotlar</dc:creator>
              <dc:date>2017-09-30T15:37:47</dc:date>
            </office:change-info>
          </text:insertion>
        </text:changed-region>
        <text:changed-region xml:id="ct140225623382856" text:id="ct140225623382856">
          <text:insertion>
            <office:change-info>
              <dc:creator>Denis Kotlar</dc:creator>
              <dc:date>2017-09-30T15:44:41</dc:date>
            </office:change-info>
          </text:insertion>
        </text:changed-region>
        <text:changed-region xml:id="ct140225623383432" text:id="ct140225623383432">
          <text:insertion>
            <office:change-info>
              <dc:creator>Denis Kotlar</dc:creator>
              <dc:date>2017-09-30T15:42:54</dc:date>
            </office:change-info>
          </text:insertion>
        </text:changed-region>
        <text:changed-region xml:id="ct140225623383240" text:id="ct140225623383240">
          <text:insertion>
            <office:change-info>
              <dc:creator>Denis Kotlar</dc:creator>
              <dc:date>2017-09-30T15:43:02</dc:date>
            </office:change-info>
          </text:insertion>
        </text:changed-region>
        <text:changed-region xml:id="ct140225623837136" text:id="ct140225623837136">
          <text:insertion>
            <office:change-info>
              <dc:creator>Denis Kotlar</dc:creator>
              <dc:date>2017-09-30T15:37:40</dc:date>
            </office:change-info>
          </text:insertion>
        </text:changed-region>
        <text:changed-region xml:id="ct140225623837328" text:id="ct140225623837328">
          <text:insertion>
            <office:change-info>
              <dc:creator>Denis Kotlar</dc:creator>
              <dc:date>2017-09-30T15:36:35</dc:date>
            </office:change-info>
          </text:insertion>
        </text:changed-region>
        <text:changed-region xml:id="ct140225623837520" text:id="ct140225623837520">
          <text:insertion>
            <office:change-info>
              <dc:creator>Denis Kotlar</dc:creator>
              <dc:date>2017-09-30T15:37:48</dc:date>
            </office:change-info>
          </text:insertion>
        </text:changed-region>
        <text:changed-region xml:id="ct140225623834832" text:id="ct140225623834832">
          <text:insertion>
            <office:change-info>
              <dc:creator>Denis Kotlar</dc:creator>
              <dc:date>2017-09-30T15:42:02</dc:date>
            </office:change-info>
          </text:insertion>
        </text:changed-region>
        <text:changed-region xml:id="ct140225623837712" text:id="ct140225623837712">
          <text:insertion>
            <office:change-info>
              <dc:creator>Denis Kotlar</dc:creator>
              <dc:date>2017-09-30T15:41:29</dc:date>
            </office:change-info>
          </text:insertion>
        </text:changed-region>
        <text:changed-region xml:id="ct140225623838096" text:id="ct140225623838096">
          <text:insertion>
            <office:change-info>
              <dc:creator>Denis Kotlar</dc:creator>
              <dc:date>2017-09-30T15:37:41</dc:date>
            </office:change-info>
          </text:insertion>
        </text:changed-region>
        <text:changed-region xml:id="ct140225623838288" text:id="ct140225623838288">
          <text:insertion>
            <office:change-info>
              <dc:creator>Denis Kotlar</dc:creator>
              <dc:date>2017-09-30T15:36:43</dc:date>
            </office:change-info>
          </text:insertion>
        </text:changed-region>
        <text:changed-region xml:id="ct140225623838480" text:id="ct140225623838480">
          <text:insertion>
            <office:change-info>
              <dc:creator>Denis Kotlar</dc:creator>
              <dc:date>2017-09-30T15:37:48</dc:date>
            </office:change-info>
          </text:insertion>
        </text:changed-region>
        <text:changed-region xml:id="ct140225623837904" text:id="ct140225623837904">
          <text:insertion>
            <office:change-info>
              <dc:creator>Denis Kotlar</dc:creator>
              <dc:date>2017-09-30T15:41:28</dc:date>
            </office:change-info>
          </text:insertion>
        </text:changed-region>
        <text:changed-region xml:id="ct140225582456856" text:id="ct140225582456856">
          <text:insertion>
            <office:change-info>
              <dc:creator>Denis Kotlar</dc:creator>
              <dc:date>2017-09-30T15:40:16</dc:date>
            </office:change-info>
          </text:insertion>
        </text:changed-region>
        <text:changed-region xml:id="ct140225582457240" text:id="ct140225582457240">
          <text:insertion>
            <office:change-info>
              <dc:creator>Denis Kotlar</dc:creator>
              <dc:date>2017-09-30T15:37:41</dc:date>
            </office:change-info>
          </text:insertion>
        </text:changed-region>
        <text:changed-region xml:id="ct140225582457432" text:id="ct140225582457432">
          <text:insertion>
            <office:change-info>
              <dc:creator>Denis Kotlar</dc:creator>
              <dc:date>2017-09-30T15:36:52</dc:date>
            </office:change-info>
          </text:insertion>
        </text:changed-region>
        <text:changed-region xml:id="ct140225582457624" text:id="ct140225582457624">
          <text:insertion>
            <office:change-info>
              <dc:creator>Denis Kotlar</dc:creator>
              <dc:date>2017-09-30T15:37:49</dc:date>
            </office:change-info>
          </text:insertion>
        </text:changed-region>
        <text:changed-region xml:id="ct140225582457048" text:id="ct140225582457048">
          <text:insertion>
            <office:change-info>
              <dc:creator>Denis Kotlar</dc:creator>
              <dc:date>2017-09-30T15:40:55</dc:date>
            </office:change-info>
          </text:insertion>
        </text:changed-region>
        <text:changed-region xml:id="ct140225582457816" text:id="ct140225582457816">
          <text:insertion>
            <office:change-info>
              <dc:creator>Denis Kotlar</dc:creator>
              <dc:date>2017-09-30T15:37:16</dc:date>
            </office:change-info>
          </text:insertion>
        </text:changed-region>
        <text:changed-region xml:id="ct140225623835408" text:id="ct140225623835408">
          <text:insertion>
            <office:change-info>
              <dc:creator>Denis Kotlar</dc:creator>
              <dc:date>2017-09-30T15:38:28</dc:date>
            </office:change-info>
          </text:insertion>
        </text:changed-region>
        <text:changed-region xml:id="ct140225582458200" text:id="ct140225582458200">
          <text:insertion>
            <office:change-info>
              <dc:creator>Denis Kotlar</dc:creator>
              <dc:date>2016-10-10T11:58:00</dc:date>
            </office:change-info>
          </text:insertion>
        </text:changed-region>
        <text:changed-region xml:id="ct140225582459544" text:id="ct140225582459544">
          <text:insertion>
            <office:change-info>
              <dc:creator>Denis Kotlar</dc:creator>
              <dc:date>2016-10-15T09:15:00</dc:date>
            </office:change-info>
          </text:insertion>
        </text:changed-region>
        <text:changed-region xml:id="ct140225582459928" text:id="ct140225582459928">
          <text:insertion>
            <office:change-info>
              <dc:creator>Denis Kotlar</dc:creator>
              <dc:date>2017-03-05T11:48:00</dc:date>
            </office:change-info>
          </text:insertion>
        </text:changed-region>
        <text:changed-region xml:id="ct140225582460312" text:id="ct140225582460312">
          <text:insertion>
            <office:change-info>
              <dc:creator>Denis Kotlar</dc:creator>
              <dc:date>2017-03-05T11: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962089003436603547" text:style-name="Outline">
        <text:list-item>
          <text:h text:style-name="P9" text:outline-level="1"><text:bookmark-start text:name="__RefHeading__5776_1776152697"/><text:bookmark text:name="_error messages"/>Error messages<text:bookmark-end text:name="__RefHeading__5776_1776152697"/></text:h>
        </text:list-item>
      </text:list>
      <text:p text:style-name="P5">The system-defined error/event numbers are chosen on an enumerated (<text:span text:style-name="T1">“</text:span>1 of N<text:span text:style-name="T1">”</text:span>) basis. The SCPI-defined error/event numbers and the &lt;error/event_description&gt; portions of the full queue item are listed here. The first error/event described in each class (for example, -100, -200, -300, -400) is a <text:span text:style-name="T1">“</text:span>generic<text:span text:style-name="T1">”</text:span> error.</text:p>
      <text:list xml:id="list1843535003" text:continue-numbering="true" text:style-name="Outline">
        <text:list-item>
          <text:list>
            <text:list-item>
              <text:h text:style-name="Heading_20_2" text:outline-level="2"><text:bookmark text:name="command_err"/>Command Error [-199, -100]</text:h>
            </text:list-item>
          </text:list>
        </text:list-item>
      </text:list>
      <text:p text:style-name="Standard">An &lt;error/event number&gt; in the range [-199, -100] indicates that a syntax error has been detected by the PSU’s SCPI command parser. The occurrence of an error in this class cause the command error bit (CME, bit 5)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a power-on event, *CLS, etc.</text:p>
          </table:table-cell>
        </table:table-row>
        <table:table-row>
          <table:table-cell table:style-name="Table1.A3" office:value-type="string">
            <text:p text:style-name="P6">−100,"Command error<text:span text:style-name="T3">"</text:span></text:p>
          </table:table-cell>
          <table:table-cell table:style-name="Table1.A3" office:value-type="string">
            <text:p text:style-name="P3">Generic syntax error.</text:p>
          </table:table-cell>
        </table:table-row>
        <table:table-row>
          <table:table-cell table:style-name="Table1.A4" office:value-type="string">
            <text:p text:style-name="cmd_5f_code">-101,"Invalid character<text:span text:style-name="T3">"</text:span> </text:p>
          </table:table-cell>
          <table:table-cell table:style-name="Table1.A4" office:value-type="string">
            <text:p text:style-name="P1">An invalid character was found in the command string. There may be a character such as #, $, or % in the command keyword or within a parameter. </text:p>
            <text:p text:style-name="P1"/>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There may be a comma instead of a colon, semicolon, or blank space, or a blank space instead of a comma. </text:p>
            <text:p text:style-name="P1"/>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A string might have been sent when a string was expected, or vice versa. </text:p>
            <text:p text:style-name="P1"/>
            <text:p text:style-name="P1">Example (the password must be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There may be an extra parameter, or parameter added to a command that does not accept a parameter.</text:p>
            <text:p text:style-name="P1"/>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One or more parameters that are required for this command was not received.</text:p>
            <text:p text:style-name="P1"/>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is PSU. The command may have been misspelled, or it may not be a valid command. Short forms of commands, may contain up to four letters.</text:p>
            <text:p text:style-name="P1"/>
            <text:p text:style-name="P1"><text:soft-page-break/>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
            <text:p text:style-name="P1">Example: </text:p>
            <text:p text:style-name="cmd_5f_code_5f_single">STAT:QUES:INST:ISUM3?</text:p>
          </table:table-cell>
        </table:table-row>
        <table:table-row>
          <table:table-cell table:style-name="Table1.A3" office:value-type="string">
            <text:p text:style-name="P6">-131,"Invalid suffix<text:span text:style-name="T3">"</text:span></text:p>
          </table:table-cell>
          <table:table-cell table:style-name="Table1.A3" office:value-type="string">
            <text:p text:style-name="P3">A suffix was incorrectly specified for a numeric parameter. It may have been misspelled.</text:p>
            <text:p text:style-name="P3"/>
            <text:p text:style-name="P3">Example (use A instead of V): </text:p>
            <text:p text:style-name="P8">VOLT 3A</text:p>
          </table:table-cell>
        </table:table-row>
        <table:table-row>
          <table:table-cell table:style-name="Table1.A2" office:value-type="string">
            <text:p text:style-name="P6">-138,"Suffix not allowed<text:span text:style-name="T3">"</text:span></text:p>
          </table:table-cell>
          <table:table-cell table:style-name="Table1.A2" office:value-type="string">
            <text:p text:style-name="P3">A suffix was received following a numeric parameter which does not accept a suffix.</text:p>
            <text:p text:style-name="P3"/>
            <text:p text:style-name="P3">Example (SEC is not a valid suffix):</text:p>
            <text:p text:style-name="P8">STAT:QUES:ENAB 10 SEC</text:p>
          </table:table-cell>
        </table:table-row>
        <table:table-row>
          <table:table-cell table:style-name="Table1.A3" office:value-type="string">
            <text:p text:style-name="P6">-151,"Invalid string data<text:span text:style-name="T3">"</text:span></text:p>
          </table:table-cell>
          <table:table-cell table:style-name="Table1.A3" office:value-type="string">
            <text:p text:style-name="P3">An invalid character string was received. Check to see if you have enclosed the character string in single or double quotes.</text:p>
            <text:p text:style-name="P3"/>
            <text:p text:style-name="P3">Example: </text:p>
            <text:p text:style-name="P8">DISP:TEXT ’ON</text:p>
          </table:table-cell>
        </table:table-row>
      </table:table>
      <text:list xml:id="list1817879616" text:continue-numbering="true" text:style-name="Outline">
        <text:list-item>
          <text:list>
            <text:list-item>
              <text:h text:style-name="Heading_20_2" text:outline-level="2"><text:bookmark text:name="exec_err"/>Execution Error [-299, -200]</text:h>
            </text:list-item>
          </text:list>
        </text:list-item>
      </text:list>
      <text:p text:style-name="Standard">An &lt;error/event number&gt; in the range [-299, -200] indicates an error has been detected by the PSU’s execution control block. The occurrence of any error in this class sets the execution error bit (EXE, bit 4)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One of the following events has occurred:</text:p>
      <text:list xml:id="list5916539759697619967" text:style-name="List_20_1">
        <text:list-item>
          <text:p text:style-name="List_20_1_20_Start">A &lt;PROGRAM DATA&gt; element following a header was evaluated by the PSU as outside of its legal input range, or as otherwise inconsistent with the PSU’s capabilities.</text:p>
        </text:list-item>
        <text:list-item>
          <text:p text:style-name="List_20_1_20_End">A valid program message could not be properly executed. <text:s/>Probably due to some PSU condition.</text:p>
        </text:list-item>
      </text:list>
      <text:p text:style-name="Standard">Execution errors will be reported by the PSU after rounding and expression evaluation has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A2" office:value-type="string">
            <text:p text:style-name="P1">This is the generic execution error when more specific error is not assigned in the case that command execution failed.</text:p>
          </table:table-cell>
        </table:table-row>
        <table:table-row>
          <table:table-cell table:style-name="Table2.A3" office:value-type="string">
            <text:p text:style-name="cmd_5f_code">-221,"<text:span text:style-name="T4">Settings conflict</text:span><text:span text:style-name="T3">"</text:span></text:p>
          </table:table-cell>
          <table:table-cell table:style-name="Table2.A3" office:value-type="string">
            <text:p text:style-name="P1">Indicates that a legal program data element was parsed but could not be executed due to the current device state. </text:p>
            <text:p text:style-name="P1"/>
            <text:p text:style-name="P1">Example (an attempt to enter low ripple mode while remote programming is activated):</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text:p>
            <text:p text:style-name="P1"/>
            <text:p text:style-name="P1"><text:soft-page-break/>Example:</text:p>
            <text:p text:style-name="cmd_5f_code_5f_single">VOLT 166</text:p>
          </table:table-cell>
        </table:table-row>
        <table:table-row>
          <table:table-cell table:style-name="Table2.A3" office:value-type="string">
            <text:p text:style-name="cmd_5f_code">-223,"Too much data<text:span text:style-name="T3">"</text:span></text:p>
          </table:table-cell>
          <table:table-cell table:style-name="Table2.A3"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
            <text:p text:style-name="P1">Example:</text:p>
            <text:p text:style-name="cmd_5f_code_5f_single">VOLT ON </text:p>
          </table:table-cell>
        </table:table-row>
        <table:table-row table:style-name="Table2.1">
          <table:table-cell table:style-name="Table2.A7" office:value-type="string">
            <text:p text:style-name="cmd_5f_code"><text:span text:style-name="T3">-2</text:span><text:span text:style-name="T3">3</text:span><text:span text:style-name="T3">0,"</text:span><text:span text:style-name="T3">Digital pin function mismatch</text:span><text:span text:style-name="T3">"</text:span></text:p>
          </table:table-cell>
          <table:table-cell table:style-name="Table2.A7" office:value-type="string">
            <text:p text:style-name="Standard">Operation with digital pin is not possible due to incorrect function definition.</text:p>
            <text:p text:style-name="Standard"/>
            <text:p text:style-name="Standard">Example:</text:p>
            <text:p text:style-name="cmd_5f_code_20_Start">DIG:PIN1:FUNC INH</text:p>
            <text:p text:style-name="cmd_5f_code">DIG:INP:DATA? 1</text:p>
          </table:table-cell>
        </table:table-row>
        <table:table-row table:style-name="Table2.1">
          <table:table-cell table:style-name="Table2.A4" office:value-type="string">
            <text:p text:style-name="cmd_5f_code">-240,"Hardware error<text:span text:style-name="T3">"</text:span></text:p>
          </table:table-cell>
          <table:table-cell table:style-name="Table2.A4" office:value-type="string">
            <text:p text:style-name="Standard">Command or query could not be executed because failure is detected during power-up self-test. Use the *TST? command to query self-test results. <text:span text:style-name="T5">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7" office:value-type="string">
            <text:p text:style-name="cmd_5f_code">-241,"<text:span text:style-name="T3">Option not installed"</text:span></text:p>
          </table:table-cell>
          <table:table-cell table:style-name="Table2.A7" office:value-type="string">
            <text:p text:style-name="Standard">Command or query could not be executed because of missing PSU hardware.</text:p>
            <text:p text:style-name="Standard"/>
            <text:p text:style-name="Standard">Example (remote sense cannot be activated when BP_OPTION is false):</text:p>
            <text:p text:style-name="cmd_5f_code_5f_single">OUTP:SENS ON</text:p>
          </table:table-cell>
        </table:table-row>
        <table:table-row table:style-name="Table2.1">
          <table:table-cell table:style-name="Table2.A4" office:value-type="string">
            <text:p text:style-name="cmd_5f_code">-242,"CH1 fault detected<text:span text:style-name="T3">"</text:span></text:p>
          </table:table-cell>
          <table:table-cell table:style-name="Table2.A4" office:value-type="string">
            <text:p text:style-name="Standard">A POWERGOOD signal failure has been detected on Channel 1. If such a condition has happened, PSU firmware will be immediately put into the stand-by mode.</text:p>
          </table:table-cell>
        </table:table-row>
        <table:table-row table:style-name="Table2.1">
          <table:table-cell table:style-name="Table2.A7" office:value-type="string">
            <text:p text:style-name="cmd_5f_code">-243,"CH2 fault detected<text:span text:style-name="T3">"</text:span></text:p>
          </table:table-cell>
          <table:table-cell table:style-name="Table2.A7" office:value-type="string">
            <text:p text:style-name="Standard">A POWERGOOD signal failure has been detected on Channel 2. If such condition has happened, the PSU firmware will be immediately put into the stand-by mode.</text:p>
          </table:table-cell>
        </table:table-row>
        <table:table-row table:style-name="Table2.1">
          <table:table-cell table:style-name="Table2.A4" office:value-type="string">
            <text:p text:style-name="cmd_5f_code">-245,"CH1 output fault detected<text:span text:style-name="T3">"</text:span></text:p>
          </table:table-cell>
          <table:table-cell table:style-name="Table2.A4" office:value-type="string">
            <text:p text:style-name="Standard">A prohibited state has been detected on the Channel 1 output (e.g., negative power is measured for extended period of time). The Channel 1 output will be turned off.</text:p>
          </table:table-cell>
        </table:table-row>
        <table:table-row table:style-name="Table2.1">
          <table:table-cell table:style-name="Table2.A7" office:value-type="string">
            <text:p text:style-name="cmd_5f_code">-246,"CH2 output fault detected<text:span text:style-name="T3">"</text:span></text:p>
          </table:table-cell>
          <table:table-cell table:style-name="Table2.A7" office:value-type="string">
            <text:p text:style-name="Standard">A prohibited state has been detected on the Channel 2 output (e.g., negative power is measured for extended period of time). The Channel 2 output will be turned off.</text:p>
          </table:table-cell>
        </table:table-row>
        <table:table-row table:style-name="Table2.1">
          <table:table-cell table:style-name="Table2.A4" office:value-type="string">
            <text:p text:style-name="cmd_5f_code"><text:change-start text:change-id="ct140225623836560"/>-250,"Mass storage error<text:change-end text:change-id="ct140225623836560"/><text:change-start text:change-id="ct140225623836368"/><text:span text:style-name="T3">"</text:span><text:change-end text:change-id="ct140225623836368"/></text:p>
          </table:table-cell>
          <table:table-cell table:style-name="Table2.A4" office:value-type="string">
            <text:p text:style-name="Standard"><text:change-start text:change-id="ct140225618681624"/>Indicates that a SD card error occurred. This error message is generated when the firmware cannot detect the more specific errors described for errors -251 through -258.<text:change-end text:change-id="ct140225618681624"/></text:p>
          </table:table-cell>
        </table:table-row>
        <table:table-row table:style-name="Table2.1">
          <table:table-cell table:style-name="Table2.A7" office:value-type="string">
            <text:p text:style-name="cmd_5f_code"><text:change-start text:change-id="ct140225623382472"/>-251<text:change-end text:change-id="ct140225623382472"/><text:change-start text:change-id="ct140225623382088"/>,"<text:change-end text:change-id="ct140225623382088"/><text:change-start text:change-id="ct140225618681432"/>Missing mass storage<text:change-end text:change-id="ct140225618681432"/><text:change-start text:change-id="ct140225623381704"/><text:span text:style-name="T3">"</text:span><text:change-end text:change-id="ct140225623381704"/></text:p>
          </table:table-cell>
          <table:table-cell table:style-name="Table2.A7" office:value-type="string">
            <text:p text:style-name="Standard"><text:change-start text:change-id="ct140225623379976"/>Command or query could not be executed because of missing mass storage; SD card option was not installed. <text:change-end text:change-id="ct140225623379976"/></text:p>
          </table:table-cell>
        </table:table-row>
        <table:table-row table:style-name="Table2.1">
          <table:table-cell table:style-name="Table2.A4" office:value-type="string">
            <text:p text:style-name="cmd_5f_code"><text:change-start text:change-id="ct140225618681240"/>-252<text:change-end text:change-id="ct140225618681240"/><text:change-start text:change-id="ct140225623381320"/>,"<text:change-end text:change-id="ct140225623381320"/><text:change-start text:change-id="ct140225618680856"/>Missing media<text:change-end text:change-id="ct140225618680856"/><text:change-start text:change-id="ct140225618680472"/><text:span text:style-name="T3">"</text:span><text:change-end text:change-id="ct140225618680472"/></text:p>
          </table:table-cell>
          <table:table-cell table:style-name="Table2.A4" office:value-type="string">
            <text:p text:style-name="Standard"><text:change-start text:change-id="ct140225618681048"/>Command or query could not be executed because of a missing SD card.<text:change-end text:change-id="ct140225618681048"/></text:p>
          </table:table-cell>
        </table:table-row>
        <table:table-row table:style-name="Table2.1">
          <table:table-cell table:style-name="Table2.A7" office:value-type="string">
            <text:p text:style-name="cmd_5f_code"><text:change-start text:change-id="ct140225618679896"/>-253<text:change-end text:change-id="ct140225618679896"/><text:change-start text:change-id="ct140225623834640"/>,"<text:change-end text:change-id="ct140225623834640"/><text:change-start text:change-id="ct140225623383816"/>Corrupt media<text:change-end text:change-id="ct140225623383816"/><text:change-start text:change-id="ct140225623383624"/><text:span text:style-name="T3">"</text:span><text:change-end text:change-id="ct140225623383624"/></text:p>
          </table:table-cell>
          <table:table-cell table:style-name="Table2.A7" office:value-type="string">
            <text:p text:style-name="Standard"><text:change-start text:change-id="ct140225623382856"/>Command or query could not be executed because of corrupt media; for example, bad SD card or wrong format.<text:change-end text:change-id="ct140225623382856"/></text:p>
          </table:table-cell>
        </table:table-row>
        <table:table-row table:style-name="Table2.1">
          <table:table-cell table:style-name="Table2.A4" office:value-type="string">
            <text:p text:style-name="cmd_5f_code"><text:change-start text:change-id="ct140225623383432"/>-25<text:change-end text:change-id="ct140225623383432"/><text:change-start text:change-id="ct140225623383240"/>4<text:change-end text:change-id="ct140225623383240"/><text:change-start text:change-id="ct140225623837136"/>,"<text:change-end text:change-id="ct140225623837136"/><text:change-start text:change-id="ct140225623837328"/>Media full<text:change-end text:change-id="ct140225623837328"/><text:change-start text:change-id="ct140225623837520"/><text:span text:style-name="T3">"</text:span><text:change-end text:change-id="ct140225623837520"/></text:p>
          </table:table-cell>
          <table:table-cell table:style-name="Table2.A4" office:value-type="string">
            <text:p text:style-name="Standard"><text:change-start text:change-id="ct140225623834832"/>Command or query could not be executed because the SD card is full.<text:change-end text:change-id="ct140225623834832"/></text:p>
          </table:table-cell>
        </table:table-row>
        <table:table-row table:style-name="Table2.1">
          <table:table-cell table:style-name="Table2.A7" office:value-type="string">
            <text:p text:style-name="cmd_5f_code"><text:change-start text:change-id="ct140225623837712"/>-256<text:change-end text:change-id="ct140225623837712"/><text:change-start text:change-id="ct140225623838096"/>,"<text:change-end text:change-id="ct140225623838096"/><text:change-start text:change-id="ct140225623838288"/>File name not found<text:change-end text:change-id="ct140225623838288"/><text:change-start text:change-id="ct140225623838480"/><text:span text:style-name="T3">"</text:span><text:change-end text:change-id="ct140225623838480"/></text:p>
          </table:table-cell>
          <table:table-cell table:style-name="Table2.A7" office:value-type="string">
            <text:p text:style-name="Standard"><text:change-start text:change-id="ct140225623837904"/>Command or query could not be executed because the file <text:soft-page-break/>name on the device media was not found; for example, an attempt was made to read or copy a nonexistent file.<text:change-end text:change-id="ct140225623837904"/></text:p>
          </table:table-cell>
        </table:table-row>
        <table:table-row table:style-name="Table2.1">
          <table:table-cell table:style-name="Table2.A4" office:value-type="string">
            <text:p text:style-name="cmd_5f_code"><text:change-start text:change-id="ct140225582456856"/>-257<text:change-end text:change-id="ct140225582456856"/><text:change-start text:change-id="ct140225582457240"/>,"<text:change-end text:change-id="ct140225582457240"/><text:change-start text:change-id="ct140225582457432"/>File name error<text:change-end text:change-id="ct140225582457432"/><text:change-start text:change-id="ct140225582457624"/><text:span text:style-name="T3">"</text:span><text:change-end text:change-id="ct140225582457624"/></text:p>
          </table:table-cell>
          <table:table-cell table:style-name="Table2.A4" office:value-type="string">
            <text:p text:style-name="Standard"><text:change-start text:change-id="ct140225582457048"/>Command or query could not be executed because the file name on the device media was in error; for example, an attempt was made to copy to a duplicate file name. <text:change-end text:change-id="ct140225582457048"/></text:p>
          </table:table-cell>
        </table:table-row>
        <table:table-row table:style-name="Table2.1">
          <table:table-cell table:style-name="Table2.A7" office:value-type="string">
            <text:p text:style-name="cmd_5f_code"><text:change-start text:change-id="ct140225582457816"/>-258,"Media protected<text:span text:style-name="T3">"</text:span><text:change-end text:change-id="ct140225582457816"/></text:p>
          </table:table-cell>
          <table:table-cell table:style-name="Table2.A7" office:value-type="string">
            <text:p text:style-name="Standard"><text:change-start text:change-id="ct140225623835408"/>Command or query could not be executed because the SD card access is locked (MMEMory:LOCK command).<text:change-end text:change-id="ct140225623835408"/></text:p>
          </table:table-cell>
        </table:table-row>
      </table:table>
      <text:list xml:id="list419360555" text:continue-list="list1817879616" text:style-name="Outline">
        <text:list-item>
          <text:list>
            <text:list-item>
              <text:h text:style-name="Heading_20_2" text:outline-level="2"><text:bookmark text:name="device_err"/>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text:s/>Most likely, some PSU operations did not properly complete, possibly due to an abnormal hardware or firmware condition. These codes are also used for self-test response errors. The occurrence of any error in this class sets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ext:p>
      <text:p text:style-name="Standard"/>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2" office:value-type="string">
            <text:p text:style-name="P7">-211,"Trigger ignored"</text:p>
          </table:table-cell>
          <table:table-cell table:style-name="Table43.A2" office:value-type="string">
            <text:p text:style-name="P2">A *TRG was received but the trigger was ignored. The trigger source should be set to the BUS and the trigger subsystem should be initiated by the INITiate[:IMMidate] command.</text:p>
          </table:table-cell>
        </table:table-row>
        <table:table-row>
          <table:table-cell table:style-name="Table43.A3" office:value-type="string">
            <text:p text:style-name="P7">-213,"Init ignored"</text:p>
          </table:table-cell>
          <table:table-cell table:style-name="Table43.A3" office:value-type="string">
            <text:p text:style-name="P2">An INITiate command was received but could not be executed because a measurement was already in progress.</text:p>
          </table:table-cell>
        </table:table-row>
        <table:table-row>
          <table:table-cell table:style-name="Table43.A2" office:value-type="string">
            <text:p text:style-name="P7">-220,"Cannot set range"</text:p>
          </table:table-cell>
          <table:table-cell table:style-name="Table43.A2" office:value-type="string">
            <text:p text:style-name="P4">The measurement range cannot be set because the currently measured value is higher then range max value. </text:p>
            <text:p text:style-name="P4"/>
            <text:p text:style-name="P4">Example:</text:p>
            <text:p text:style-name="cmd_5f_code_20_Start">CURR?</text:p>
            <text:p text:style-name="cmd_5f_code_20_End">2.33</text:p>
            <text:p text:style-name="cmd_5f_code">SENS:CURR:RANG 0.5</text:p>
          </table:table-cell>
        </table:table-row>
        <table:table-row>
          <table:table-cell table:style-name="Table43.A2" office:value-type="string">
            <text:p text:style-name="P7">-310,"System error"</text:p>
          </table:table-cell>
          <table:table-cell table:style-name="Table43.A2" office:value-type="string">
            <text:p text:style-name="P4">An internal firmware error has been detected.</text:p>
          </table:table-cell>
        </table:table-row>
        <table:table-row>
          <table:table-cell table:style-name="Table43.A3" office:value-type="string">
            <text:p text:style-name="cmd_5f_code">-330,"Self-test failed<text:span text:style-name="T3">"</text:span></text:p>
          </table:table-cell>
          <table:table-cell table:style-name="Table43.A3" office:value-type="string">
            <text:p text:style-name="P1">The PSU’s complete self-test failed from the remote interface (*TST? command). In addition to this error, more specific self-test errors are also reported.<text:span text:style-name="T2"> See also </text:span><text:a xlink:type="simple" xlink:href="http://www.envox.hr/eez/bench-power-supply/psu-scpi-reference-manual/psu-scpi-error-messages.html#self-test_err_msg" text:style-name="Internet_20_link" text:visited-style-name="Visited_20_Internet_20_Link"><text:span text:style-name="T2">Section </text:span></text:a><text:a xlink:type="simple" xlink:href="http://www.envox.hr/eez/bench-power-supply/psu-scpi-reference-manual/psu-scpi-error-messages.html#self-test_err_msg" text:style-name="Internet_20_link" text:visited-style-name="Visited_20_Internet_20_Link"><text:span text:style-name="T6">7.3.1</text:span></text:a></text:p>
          </table:table-cell>
        </table:table-row>
        <table:table-row>
          <table:table-cell table:style-name="Table43.A2" office:value-type="string">
            <text:p text:style-name="cmd_5f_code">-350,"Queue overflow<text:span text:style-name="T3">"</text:span></text:p>
          </table:table-cell>
          <table:table-cell table:style-name="Table43.A2" office:value-type="string">
            <text:p text:style-name="P1">The error queue is full because more than 16 errors have occurred. No additional errors will be stored until errors have been removed from the queue. The error queue is cleared when power has been turned off, or after a *CLS (clear status) command has been executed.</text:p>
          </table:table-cell>
        </table:table-row>
        <table:table-row>
          <table:table-cell table:style-name="Table43.A3" office:value-type="string">
            <text:p text:style-name="cmd_5f_code">-363,"Input buffer overrun<text:span text:style-name="T3">"</text:span></text:p>
          </table:table-cell>
          <table:table-cell table:style-name="Table43.A3" office:value-type="string">
            <text:p text:style-name="P1">Input buffer overrun. The Serial or Ethernet port input buffer has lost data due to an overflow.</text:p>
          </table:table-cell>
        </table:table-row>
        <table:table-row>
          <table:table-cell table:style-name="Table43.A2" office:value-type="string">
            <text:p text:style-name="cmd_5f_code">100,"<text:span text:style-name="T3">Channel not found"</text:span></text:p>
          </table:table-cell>
          <table:table-cell table:style-name="Table43.A2" office:value-type="string">
            <text:p text:style-name="P1">A non existing channel number has been specified.</text:p>
            <text:p text:style-name="P1"/>
            <text:p text:style-name="P1">Example:</text:p>
            <text:p text:style-name="cmd_5f_code_20_Start">SOUR3:VOLT?</text:p>
          </table:table-cell>
        </table:table-row>
        <table:table-row>
          <table:table-cell table:style-name="Table43.A3" office:value-type="string">
            <text:p text:style-name="cmd_5f_code">101,"Calibration mode is off<text:span text:style-name="T3">"</text:span></text:p>
          </table:table-cell>
          <table:table-cell table:style-name="Table43.A3" office:value-type="string">
            <text:p text:style-name="Standard">Calibration is not enabled. The PSU will not accept calibration commands.</text:p>
          </table:table-cell>
        </table:table-row>
        <table:table-row>
          <table:table-cell table:style-name="Table43.A2" office:value-type="string">
            <text:p text:style-name="cmd_5f_code">102,"Invalid cal password<text:span text:style-name="T3">"</text:span></text:p>
          </table:table-cell>
          <table:table-cell table:style-name="Table43.A2" office:value-type="string">
            <text:p text:style-name="Standard">The calibration password is incorrect.</text:p>
          </table:table-cell>
        </table:table-row>
        <table:table-row>
          <table:table-cell table:style-name="Table43.A3" office:value-type="string">
            <text:p text:style-name="cmd_5f_code">104,"Bad sequence of cal commands<text:span text:style-name="T3">"</text:span></text:p>
          </table:table-cell>
          <table:table-cell table:style-name="Table43.A3" office:value-type="string">
            <text:p text:style-name="Standard">Calibration commands have not been entered in the proper sequence.</text:p>
          </table:table-cell>
        </table:table-row>
        <text:soft-page-break/>
        <table:table-row>
          <table:table-cell table:style-name="Table43.A2" office:value-type="string">
            <text:p text:style-name="cmd_5f_code">105,"Cal password too long<text:span text:style-name="T3">"</text:span></text:p>
          </table:table-cell>
          <table:table-cell table:style-name="Table43.A2" office:value-type="string">
            <text:p text:style-name="Standard">A calibration password was received which contained more than 16 characters.</text:p>
          </table:table-cell>
        </table:table-row>
        <table:table-row>
          <table:table-cell table:style-name="Table43.A3" office:value-type="string">
            <text:p text:style-name="cmd_5f_code">106,"Cal password too short<text:span text:style-name="T3">"</text:span></text:p>
          </table:table-cell>
          <table:table-cell table:style-name="Table43.A3" office:value-type="string">
            <text:p text:style-name="Standard">A calibration password was received which contained less than 4 characters.</text:p>
          </table:table-cell>
        </table:table-row>
        <table:table-row>
          <table:table-cell table:style-name="Table43.A2" office:value-type="string">
            <text:p text:style-name="cmd_5f_code">107,"Cal value out of range<text:span text:style-name="T3">"</text:span></text:p>
          </table:table-cell>
          <table:table-cell table:style-name="Table43.A2" office:value-type="string">
            <text:p text:style-name="Standard">The specified calibration value (CALibration:CURRent:DATA or CALibration:VOLTage:DATA) is not valid for the PSU's present measurement function and range.</text:p>
          </table:table-cell>
        </table:table-row>
        <table:table-row>
          <table:table-cell table:style-name="Table43.A3" office:value-type="string">
            <text:p text:style-name="cmd_5f_code">108,"Cal output disabled<text:span text:style-name="T3">"</text:span></text:p>
          </table:table-cell>
          <table:table-cell table:style-name="Table43.A3" office:value-type="string">
            <text:p text:style-name="Standard">The Calibration operation has been aborted by sending the OUTPut OFF command during an output calibration.</text:p>
          </table:table-cell>
        </table:table-row>
        <table:table-row>
          <table:table-cell table:style-name="Table43.A2" office:value-type="string">
            <text:p text:style-name="cmd_5f_code">109,"Invalid cal data<text:span text:style-name="T3">"</text:span></text:p>
          </table:table-cell>
          <table:table-cell table:style-name="Table43.A2" office:value-type="string">
            <text:p text:style-name="Standard">One or more calibration data values are impossible or out of range, and will prohibit the calibration parameters calculation. </text:p>
            <text:p text:style-name="Standard"/>
            <text:p text:style-name="Standard">For example the MID value is lower then MIN, or the MIN value is higher then MAX, or the MID value is so out of accepted tolerance that it cannot be predicted with newly calculated calibration parameters. </text:p>
          </table:table-cell>
        </table:table-row>
        <table:table-row>
          <table:table-cell table:style-name="Table43.A3" office:value-type="string">
            <text:p text:style-name="cmd_5f_code">110,"Cal params missing or corrupted<text:span text:style-name="T3">"</text:span></text:p>
          </table:table-cell>
          <table:table-cell table:style-name="Table43.A3" office:value-type="string">
            <text:p text:style-name="Standard">Calibration parameters activation started by the CALibration:STATe ON, <text:span text:style-name="T1">"</text:span>&lt;password&gt;<text:span text:style-name="T1">"</text:span> command failed because calibration has never been conducted or existing parameters are corrupted. </text:p>
          </table:table-cell>
        </table:table-row>
        <table:table-row>
          <table:table-cell table:style-name="Table43.A2" office:value-type="string">
            <text:p text:style-name="cmd_5f_code">111,"No new cal data exists<text:span text:style-name="T3">"</text:span></text:p>
          </table:table-cell>
          <table:table-cell table:style-name="Table43.A2" office:value-type="string">
            <text:p text:style-name="Standard">There was an attempt to save calibration data with the CALibration:SAVE command without calibration data. </text:p>
          </table:table-cell>
        </table:table-row>
        <table:table-row>
          <table:table-cell table:style-name="Table43.A3" office:value-type="string">
            <text:p text:style-name="cmd_5f_code">122,"Invalid sys password<text:span text:style-name="T3">"</text:span></text:p>
          </table:table-cell>
          <table:table-cell table:style-name="Table43.A3" office:value-type="string">
            <text:p text:style-name="Standard">The system password received is incorrect.</text:p>
          </table:table-cell>
        </table:table-row>
        <table:table-row>
          <table:table-cell table:style-name="Table43.A2" office:value-type="string">
            <text:p text:style-name="cmd_5f_code">125,"Sys password too long<text:span text:style-name="T3">"</text:span></text:p>
          </table:table-cell>
          <table:table-cell table:style-name="Table43.A2" office:value-type="string">
            <text:p text:style-name="Standard">A system password was received which contained more than 16 characters.</text:p>
          </table:table-cell>
        </table:table-row>
        <table:table-row>
          <table:table-cell table:style-name="Table43.A3" office:value-type="string">
            <text:p text:style-name="cmd_5f_code">126,"Sys password too short<text:span text:style-name="T3">"</text:span></text:p>
          </table:table-cell>
          <table:table-cell table:style-name="Table43.A3" office:value-type="string">
            <text:p text:style-name="Standard">A system password was received which contained less than 4 characters.</text:p>
          </table:table-cell>
        </table:table-row>
        <table:table-row>
          <table:table-cell table:style-name="Table43.A23" office:value-type="string">
            <text:p text:style-name="cmd_5f_code">150,"Power limit exceeded<text:span text:style-name="T3">"</text:span></text:p>
          </table:table-cell>
          <table:table-cell table:style-name="Table43.A23" office:value-type="string">
            <text:p text:style-name="P1">The product of voltage and current exceeds channel power limitation. </text:p>
            <text:p text:style-name="P1"/>
            <text:p text:style-name="P1">For example if channel power limit is 160 W and the following sequence is executed:</text:p>
            <text:p text:style-name="cmd_5f_code_20_Start">VOLT 38</text:p>
            <text:p text:style-name="cmd_5f_code">CURR 4.4</text:p>
          </table:table-cell>
        </table:table-row>
        <table:table-row>
          <table:table-cell table:style-name="Table43.A3" office:value-type="string">
            <text:p text:style-name="cmd_5f_code">151,"Voltage limit exceeded<text:span text:style-name="T3">"</text:span></text:p>
          </table:table-cell>
          <table:table-cell table:style-name="Table43.A3" office:value-type="string">
            <text:p text:style-name="P1">Set voltage exceeds channel capability. </text:p>
            <text:p text:style-name="P1"/>
            <text:p text:style-name="P1">Example:</text:p>
            <text:p text:style-name="cmd_5f_code_20_Start">VOLT 60</text:p>
          </table:table-cell>
        </table:table-row>
        <table:table-row>
          <table:table-cell table:style-name="Table43.A2" office:value-type="string">
            <text:p text:style-name="cmd_5f_code">152,"Current limit exceeded<text:span text:style-name="T3">"</text:span></text:p>
          </table:table-cell>
          <table:table-cell table:style-name="Table43.A2" office:value-type="string">
            <text:p text:style-name="P1">Set current exceeds channel capability. </text:p>
            <text:p text:style-name="P1"/>
            <text:p text:style-name="P1">Example:</text:p>
            <text:p text:style-name="cmd_5f_code_20_Start">CURR 5.5</text:p>
          </table:table-cell>
        </table:table-row>
        <table:table-row>
          <table:table-cell table:style-name="Table43.A3" office:value-type="string">
            <text:p text:style-name="cmd_5f_code">201,"Cannot execute before clearing protection<text:span text:style-name="T3">"</text:span></text:p>
          </table:table-cell>
          <table:table-cell table:style-name="Table43.A3" office:value-type="string">
            <text:p text:style-name="Standard">Example: <text:s/>a command such as OUTP ON cannot be executed on a channel where one or more protections will be tripped.</text:p>
          </table:table-cell>
        </table:table-row>
        <table:table-row>
          <table:table-cell table:style-name="Table43.A2" office:value-type="string">
            <text:p text:style-name="cmd_5f_code">270,"CH1 ADC timeout detected"</text:p>
          </table:table-cell>
          <table:table-cell table:style-name="Table43.A2" office:value-type="string">
            <text:p text:style-name="Standard">Channel 1 has been switched off after 3 consecutive ADC timeouts were detected.</text:p>
          </table:table-cell>
        </table:table-row>
        <table:table-row>
          <table:table-cell table:style-name="Table43.A3" office:value-type="string">
            <text:p text:style-name="cmd_5f_code">304,"Incompatible transient modes"</text:p>
          </table:table-cell>
          <table:table-cell table:style-name="Table43.A3" office:value-type="string">
            <text:p text:style-name="Standard">For example, VOLTage and CURRent cannot be in both STEP and LIST modes at the same time (see [SOURce[&lt;n&gt;]]:CURRent:MODE and [SOURce[&lt;n&gt;]]:VOLTage:MODE)</text:p>
          </table:table-cell>
        </table:table-row>
        <table:table-row>
          <table:table-cell table:style-name="Table43.A2" office:value-type="string">
            <text:p text:style-name="cmd_5f_code">306,"Too many list points"</text:p>
          </table:table-cell>
          <table:table-cell table:style-name="Table43.A2" office:value-type="string">
            <text:p text:style-name="Standard">Too many list points have been specified.</text:p>
          </table:table-cell>
        </table:table-row>
        <table:table-row>
          <table:table-cell table:style-name="Table43.A3" office:value-type="string">
            <text:p text:style-name="cmd_5f_code">307,"List lengths are not <text:soft-page-break/>equivalent"</text:p>
          </table:table-cell>
          <table:table-cell table:style-name="Table43.A3" office:value-type="string">
            <text:p text:style-name="Standard">One or more lists are not the same length. </text:p>
            <text:p text:style-name="Standard"><text:soft-page-break/></text:p>
            <text:p text:style-name="Standard">For example, number of CURRent steps is not equal to one or number of VOLTage steps</text:p>
            <text:p text:style-name="cmd_5f_code_20_Start">LIST:VOLT 0, 5, 10, 15, 20</text:p>
            <text:p text:style-name="cmd_5f_code">LIST:CURR 1, 2</text:p>
          </table:table-cell>
        </table:table-row>
        <table:table-row>
          <table:table-cell table:style-name="Table43.A2" office:value-type="string">
            <text:p text:style-name="cmd_5f_code">308,"Cannot be changed while transient trigger is initiated"</text:p>
          </table:table-cell>
          <table:table-cell table:style-name="Table43.A2" office:value-type="string">
            <text:p text:style-name="Standard">An attempt to change a setting which cannot be changed while the instrument is waiting for or executing a trigger sequence.</text:p>
          </table:table-cell>
        </table:table-row>
        <table:table-row>
          <table:table-cell table:style-name="Table43.A3" office:value-type="string">
            <text:p text:style-name="cmd_5f_code">309,"Cannot initiate while in fixed mode"</text:p>
          </table:table-cell>
          <table:table-cell table:style-name="Table43.A3" office:value-type="string">
            <text:p text:style-name="Standard">Cannot initiate transient generator. Either the VOLTage or CURRent function is set to FIXed mode.</text:p>
          </table:table-cell>
        </table:table-row>
        <table:table-row>
          <table:table-cell table:style-name="Table43.A2" office:value-type="string">
            <text:p text:style-name="cmd_5f_code">310,"List not found"</text:p>
          </table:table-cell>
          <table:table-cell table:style-name="Table43.A2" office:value-type="string">
            <text:p text:style-name="Standard">A list cannot be found on the SD card.</text:p>
          </table:table-cell>
        </table:table-row>
        <table:table-row>
          <table:table-cell table:style-name="Table43.A3" office:value-type="string">
            <text:p text:style-name="cmd_5f_code">311,"List is empty"</text:p>
          </table:table-cell>
          <table:table-cell table:style-name="Table43.A3" office:value-type="string">
            <text:p text:style-name="Standard">A list cannot be started because it’s empty.</text:p>
          </table:table-cell>
        </table:table-row>
        <table:table-row>
          <table:table-cell table:style-name="Table43.A2" office:value-type="string">
            <text:p text:style-name="cmd_5f_code">312,"Cannot execute when the channels are coupled"</text:p>
          </table:table-cell>
          <table:table-cell table:style-name="Table43.A2" office:value-type="string">
            <text:p text:style-name="Standard">Cannot execute a command when the channel outputs are coupled.</text:p>
          </table:table-cell>
        </table:table-row>
        <table:table-row>
          <table:table-cell table:style-name="Table43.A3" office:value-type="string">
            <text:p text:style-name="cmd_5f_code">313,"Cannot execute in tracking mode"</text:p>
          </table:table-cell>
          <table:table-cell table:style-name="Table43.A3" office:value-type="string">
            <text:p text:style-name="Standard">Cannot execute a command when the tracking mode is active.</text:p>
          </table:table-cell>
        </table:table-row>
        <table:table-row>
          <table:table-cell table:style-name="Table43.A2" office:value-type="string">
            <text:p text:style-name="cmd_5f_code"><text:change-start text:change-id="ct140225582458200"/>320,"Firmware update error"<text:change-end text:change-id="ct140225582458200"/></text:p>
          </table:table-cell>
          <table:table-cell table:style-name="Table43.A2" office:value-type="string">
            <text:p text:style-name="Standard">An attempt to upload firmware via LAN has failed due to communication error, checksum error, etc.</text:p>
          </table:table-cell>
        </table:table-row>
        <table:table-row>
          <table:table-cell table:style-name="Table43.A3" office:value-type="string">
            <text:p text:style-name="cmd_5f_code"><text:change-start text:change-id="ct140225582459544"/>400,"Cannot load empty profile"<text:change-end text:change-id="ct140225582459544"/></text:p>
          </table:table-cell>
          <table:table-cell table:style-name="Table43.A3" office:value-type="string">
            <text:p text:style-name="Standard">An attempt has been made to recall an empty or erased user profile with *RCL command.</text:p>
          </table:table-cell>
        </table:table-row>
        <table:table-row>
          <table:table-cell table:style-name="Table43.A2" office:value-type="string">
            <text:p text:style-name="cmd_5f_code">500,"Down-programmer on CH1 switched off"</text:p>
          </table:table-cell>
          <table:table-cell table:style-name="Table43.A2" office:value-type="string">
            <text:p text:style-name="Standard">The down programmer has been switched off because a negative output power (<text:span text:style-name="backtick">DP_NEG_LEV</text:span>) has been measured on Channel 1 that has lasted more then <text:span text:style-name="backtick">DP_NEG_DELAY</text:span> seconds.</text:p>
          </table:table-cell>
        </table:table-row>
        <table:table-row>
          <table:table-cell table:style-name="Table43.A3" office:value-type="string">
            <text:p text:style-name="cmd_5f_code">501,"Down-programmer on CH2 switched off"</text:p>
          </table:table-cell>
          <table:table-cell table:style-name="Table43.A3" office:value-type="string">
            <text:p text:style-name="Standard">The down programmer has been switched off because a negative output power (<text:span text:style-name="backtick">DP_NEG_LEV</text:span>) has been measured on Channel 2 that has lasted more then <text:span text:style-name="backtick">DP_NEG_DELAY</text:span> seconds.</text:p>
          </table:table-cell>
        </table:table-row>
        <table:table-row>
          <table:table-cell table:style-name="Table43.A2" office:value-type="string">
            <text:p text:style-name="cmd_5f_code"><text:change-start text:change-id="ct140225582459928"/>505,"External voltage on CH1 detected"<text:change-end text:change-id="ct140225582459928"/></text:p>
          </table:table-cell>
          <table:table-cell table:style-name="Table43.A2" office:value-type="string">
            <text:p text:style-name="Standard">An external voltage has been measured (e.g., from a battery or other power source intentionally or mistakenly left connected) on Channel 1 while output is switched from off to on.</text:p>
          </table:table-cell>
        </table:table-row>
        <table:table-row>
          <table:table-cell table:style-name="Table43.A3" office:value-type="string">
            <text:p text:style-name="cmd_5f_code"><text:change-start text:change-id="ct140225582460312"/>506,"External voltage on CH2 detected"<text:change-end text:change-id="ct140225582460312"/></text:p>
          </table:table-cell>
          <table:table-cell table:style-name="Table43.A3" office:value-type="string">
            <text:p text:style-name="Standard">An external voltage has been measured (e.g., from a battery or other power source intentionally or mistakenly left connected) on Channel 2 while output is switched from off to on.</text:p>
          </table:table-cell>
        </table:table-row>
        <table:table-row>
          <table:table-cell table:style-name="Table43.A2" office:value-type="string">
            <text:p text:style-name="cmd_5f_code">615,"External EEPROM save failed"</text:p>
          </table:table-cell>
          <table:table-cell table:style-name="Table43.A2" office:value-type="string">
            <text:p text:style-name="Standard">If non-volatile memory (an external EEPROM) is not installed, damaged or not responsive, and <text:span text:style-name="backtick">OPTION_EXT_EEPROM</text:span> is set to 1 (<text:span text:style-name="backtick">conf.h</text:span>) this error will be reported.</text:p>
          </table:table-cell>
        </table:table-row>
      </table:table>
      <text:list xml:id="list738683483"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PSU will start self-test sequences when communication with all SPI devices that is marked as installed will be established. The scope of the self-test depends on device capability and it could vary from simply reading device registers, and waiting for expected responses to more complex operations such as setting DAC registers and reading back <text:span text:style-name="T1">those</text:span> values using the ADC (if ADC test passed). Every test failure will be announced by an error beep, and one error message per failed test will be inserted into the error queu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will als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5">Communication with the Channel 1 I/O expander is not possible. Probably because the I/O expander is not functional.</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5">Communication with the Channel 2 I/O expander is not possible. Probably because the I/O expander is not functional.</text:p>
          </table:table-cell>
        </table:table-row>
        <table:table-row>
          <table:table-cell table:style-name="Table44.A2" office:value-type="string">
            <text:p text:style-name="cmd_5f_code">220,"CH1 ADC test failed<text:span text:style-name="T3">"</text:span></text:p>
          </table:table-cell>
          <table:table-cell table:style-name="Table44.A2" office:value-type="string">
            <text:p text:style-name="P5">Communication with the Channel 1 ADC is not possible. Proba<text:soft-page-break/>bly because values written into various registers are not equal to the returned values.</text:p>
          </table:table-cell>
        </table:table-row>
        <table:table-row>
          <table:table-cell table:style-name="Table44.A3" office:value-type="string">
            <text:p text:style-name="cmd_5f_code">221,"CH2 ADC test failed<text:span text:style-name="T3">"</text:span></text:p>
          </table:table-cell>
          <table:table-cell table:style-name="Table44.A3" office:value-type="string">
            <text:p text:style-name="P5">Communication with the Channel 2 ADC is not possible. Probably because values written into various registers are not equal to the returned values.</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The Channel 1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The Channel 2 DAC is not functional. <text:s/>Possibly because communication has failed, or because there's a difference between the test voltage data sent to the Channel 2 DAC and that read back.</text:p>
          </table:table-cell>
        </table:table-row>
        <table:table-row>
          <table:table-cell table:style-name="Table44.A2" office:value-type="string">
            <text:p text:style-name="cmd_5f_code">240,"External EEPROM test failed<text:span text:style-name="T3">"</text:span></text:p>
          </table:table-cell>
          <table:table-cell table:style-name="Table44.A2" office:value-type="string">
            <text:p text:style-name="P5">The non-volatile memory on the Arduino board has failed the checksum integrity test.</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5">The RTC (real time clock) on the Arduino board is not present, <text:s/>or the date or time values returned are not valid, or the last datetime valu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5">The Ethernet controller on the Arduino Shield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5">The measured fan speed during the self-test procedure is not within expected range.</text:p>
          </table:table-cell>
        </table:table-row>
      </table:table>
      <text:p text:style-name="Standard"/>
      <text:p text:style-name="Standard">For example, if SPI-bus cable is accidentally not connected, or wrongly wired, on Channel 1 two errors will be generated and placed into the error queue which can be checked using the following command sequence:</text:p>
      <text:p text:style-name="Standard"/>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7. Error messages</dc:title>
    <meta:document-statistic meta:table-count="4" meta:image-count="0" meta:object-count="0" meta:page-count="7" meta:paragraph-count="251" meta:word-count="2600" meta:character-count="16320"/>
    <meta:user-defined meta:name="WebPublish_HTML_Profile">EEZ (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